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443c3" officeooo:paragraph-rsid="000443c3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443c3" officeooo:paragraph-rsid="000443c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:</text:p>
      <text:p text:style-name="Standard">Изучить цветовые модели: RGB, CMYK, HSV, HLS, преобразования между ними.</text:p>
      <text:p text:style-name="Standard">Создать приложение/веб-приложение, позволяющее пользователю выбирать, а</text:p>
      <text:p text:style-name="Standard">затем интерактивно менять цвет, показывая при этом его составляющие в трех</text:p>
      <text:p text:style-name="Standard">моделях одновременно (варианты приведены ниже).</text:p>
      <text:p text:style-name="Standard"/>
      <text:p text:style-name="P1">Основные требования к приложению:</text:p>
      <text:p text:style-name="Standard">В интерфейсе дать возможность пользователю задавать точные цвета (поля</text:p>
      <text:p text:style-name="Standard">ввода), выбирать цвета из палитры (аналогично графическим редакторам), плавно</text:p>
      <text:p text:style-name="Standard">изменять цвета (например, ползунки).</text:p>
      <text:p text:style-name="Standard">При изменении любой компоненты цвета все остальные представления этого</text:p>
      <text:p text:style-name="Standard">цвета в двух других цветовых моделях пересчитываются автоматически.</text:p>
      <text:p text:style-name="Standard"/>
      <text:p text:style-name="Standard">Баллы</text:p>
      <text:p text:style-name="Standard">Корректность перевода из одной модели в другую: 40 баллов.</text:p>
      <text:p text:style-name="Standard">Дружелюбный и удобный интерфейс: 20 баллов.</text:p>
      <text:p text:style-name="Standard">Возможность задания цвета в каждой из трех моделей тремя способами:</text:p>
      <text:p text:style-name="Standard">20 баллов.</text:p>
      <text:p text:style-name="Standard">Автоматический пересчет цвета во всех моделях при изменении любой из</text:p>
      <text:p text:style-name="Standard">координат: 20 баллов.</text:p>
      <text:p text:style-name="Standard"/>
      <text:p text:style-name="P1">Вариант:</text:p>
      <text:p text:style-name="Standard">CMYK – RGB – HSV</text:p>
      <text:p text:style-name="Standard"/>
      <text:p text:style-name="P2">Ход работы:</text:p>
      <text:p text:style-name="P2"/>
      <text:list text:style-name="L1">
        <text:list-item>
          <text:p text:style-name="P3">Изучение теоритичесого материала по цветовым моделям</text:p>
        </text:list-item>
        <text:list-item>
          <text:p text:style-name="P3">Реализация классов для хранения цвета в различных цветовых моделях</text:p>
        </text:list-item>
        <text:list-item>
          <text:p text:style-name="P3">Реализация функций для конвертаций цветовых моделей</text:p>
        </text:list-item>
        <text:list-item>
          <text:p text:style-name="P3">Реализация виджета для выбора значения из заданного диапазона при помощи поля ввода и ползунка</text:p>
        </text:list-item>
        <text:list-item>
          <text:p text:style-name="P3">Размещение необходимых виджетов на главном экране приложения</text:p>
        </text:list-item>
        <text:list-item>
          <text:p text:style-name="P3">Настройка сигналов виджета для изменения цвета отдельного виджета при изменении любой из координат</text:p>
        </text:list-item>
        <text:list-item>
          <text:p text:style-name="P3">Настройка сигналов и слотов для пересчёта цвета во всех моделях при изменении любой из координат</text:p>
        </text:list-item>
        <text:list-item>
          <text:p text:style-name="P3">Добавления кнопки для выбора цвета при помощи палитры</text:p>
        </text:list-item>
        <text:list-item>
          <text:p text:style-name="P3">Настройка сингалов и слотов для вызова диалога выбора цвета из палитры, пересчёта цвета во всех моделях и изменения цвета отдельного виджета</text:p>
        </text:list-item>
        <text:list-item>
          <text:p text:style-name="P3">Тестирование приложения</text:p>
        </text:list-item>
        <text:list-item>
          <text:p text:style-name="P3">Рефакторинг кода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5:50:12.205465183</meta:creation-date>
    <dc:date>2023-10-20T17:33:44.471559731</dc:date>
    <meta:editing-duration>PT1H43M32S</meta:editing-duration>
    <meta:editing-cycles>1</meta:editing-cycles>
    <meta:document-statistic meta:table-count="0" meta:image-count="0" meta:object-count="0" meta:page-count="1" meta:paragraph-count="32" meta:word-count="237" meta:character-count="1691" meta:non-whitespace-character-count="1495"/>
    <meta:generator>LibreOffice/7.6.2.1$Linux_X86_64 LibreOffice_project/60$Build-1</meta:generator>
  </office:meta>
</office:document-meta>
</file>